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fc54" officeooo:paragraph-rsid="0017fc54"/>
    </style:style>
    <style:style style:name="P2" style:family="paragraph" style:parent-style-name="Standard">
      <style:text-properties officeooo:rsid="0017fc54" officeooo:paragraph-rsid="0017fc54"/>
    </style:style>
    <style:style style:name="T1" style:family="text">
      <style:text-properties officeooo:rsid="0017fc54"/>
    </style:style>
    <style:style style:name="T2" style:family="text">
      <style:text-properties officeooo:rsid="00186e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Nous avons été chargé de créer un modèle de Base de Données Relationnel respectant les crititères défini par notre client. Ces derniers sont ; </text:span></text:p>
      <text:list xml:id="list7103470289600126502" text:style-name="L1">
        <text:list-item>
          <text:p text:style-name="P1">La Bibliotèque dispose d'un nombre indéterminé d'ouvrage.</text:p>
        </text:list-item>
        <text:list-item>
          <text:p text:style-name="P1">Chaque ouvrage est rangé dans un rayon (Histoire, Roman, etc...).</text:p>
        </text:list-item>
        <text:list-item>
          <text:p text:style-name="P1">Chaque ouvrage doit être référencer par un certain nombre de mots-clés.</text:p>
        </text:list-item>
        <text:list-item>
          <text:p text:style-name="P1">Chaque adhérent ne peut emprunter que 5 ouvrages à la fois.</text:p>
        </text:list-item>
        <text:list-item>
          <text:p text:style-name="P1">Si un Adhérent dépasse la délai d'emprunt, il recoit plusieurs relance puis des pénalités.</text:p>
        </text:list-item>
      </text:list>
      <text:p text:style-name="P2"/>
      <text:p text:style-name="P2"/>
      <text:p text:style-name="P2"/>
      <text:p text:style-name="P2">Nous avons donc commencer par créer notre modèle Statique de la Base de données avec un MCD, voir ci-desso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9S</meta:editing-duration>
    <meta:editing-cycles>4</meta:editing-cycles>
    <meta:generator>LibreOffice/5.1.5.2$Windows_x86 LibreOffice_project/7a864d8825610a8c07cfc3bc01dd4fce6a9447e5</meta:generator>
    <dc:date>2018-02-19T23:03:04.078000000</dc:date>
    <meta:document-statistic meta:table-count="0" meta:image-count="0" meta:object-count="0" meta:page-count="1" meta:paragraph-count="7" meta:word-count="101" meta:character-count="600" meta:non-whitespace-character-count="509"/>
    <meta:user-defined meta:name="Info 1"/>
    <meta:user-defined meta:name="Info 2"/>
    <meta:user-defined meta:name="Info 3"/>
    <meta:user-defined meta:name="Info 4"/>
  </office:meta>
</office:document-meta>
</file>